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1.946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7.2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5cm" svg:y="1.2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2.9cm" svg:y="1.2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6.7cm" svg:y="1.2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8cm" svg:y="1.2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12.2cm" svg:y="1.2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16.5cm" svg:y="1.2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7.6cm" svg:height="1cm" svg:x="0.2cm" svg:y="3.5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7.7cm" svg:height="0.8cm" svg:x="0.2cm" svg:y="4.9cm">
          <text:p text:style-name="P1"><text:span text:style-name="T1">sText=… you … your … I … I … International President … I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cm" svg:y1="4.5cm" svg:x2="9.05cm" svg:y2="4.9cm" draw:start-shape="id1" draw:start-glue-point="8" draw:end-shape="id2" draw:end-glue-point="0" svg:d="M9000 4500l50 400" svg:viewBox="0 0 51 401">
          <text:p/>
        </draw:connector>
        <draw:connector draw:style-name="gr5" draw:text-style-name="P4" draw:layer="layout" draw:type="line" svg:x1="3.4cm" svg:y1="2.2cm" svg:x2="3.432cm" svg:y2="3.582cm" draw:start-shape="id3" draw:start-glue-point="8" svg:d="M3400 2200l32 1382" svg:viewBox="0 0 33 1383">
          <text:p text:style-name="P1"><text:span text:style-name="T3">3,6</text:span></text:p>
        </draw:connector>
        <draw:connector draw:style-name="gr5" draw:text-style-name="P4" draw:layer="layout" draw:type="line" svg:x1="5.5cm" svg:y1="2.2cm" svg:x2="5.527cm" svg:y2="3.538cm" draw:start-shape="id4" draw:start-glue-point="8" svg:d="M5500 2200l27 1338" svg:viewBox="0 0 28 1339">
          <text:p text:style-name="P1"><text:span text:style-name="T3">22,26</text:span></text:p>
        </draw:connector>
        <draw:connector draw:style-name="gr5" draw:text-style-name="P4" draw:layer="layout" draw:type="line" svg:x1="7.2cm" svg:y1="2.2cm" svg:x2="7.207cm" svg:y2="3.481cm" draw:start-shape="id5" draw:start-glue-point="8" svg:d="M7200 2200l7 1281" svg:viewBox="0 0 8 1282">
          <text:p text:style-name="P1"><text:span text:style-name="T3">46,47</text:span></text:p>
        </draw:connector>
        <draw:connector draw:style-name="gr5" draw:text-style-name="P4" draw:layer="layout" draw:type="line" svg:x1="8.5cm" svg:y1="2.2cm" svg:x2="8.518cm" svg:y2="3.38cm" draw:start-shape="id6" draw:start-glue-point="8" svg:d="M8500 2200l18 1180" svg:viewBox="0 0 19 1181">
          <text:p text:style-name="P1"><text:span text:style-name="T3">80,81</text:span></text:p>
        </draw:connector>
        <draw:connector draw:style-name="gr5" draw:text-style-name="P4" draw:layer="layout" draw:type="line" svg:x1="12.7cm" svg:y1="2.2cm" svg:x2="12.672cm" svg:y2="3.337cm" draw:start-shape="id7" draw:start-glue-point="8" svg:d="M12700 2200l-28 1137" svg:viewBox="0 0 29 1138">
          <text:p text:style-name="P1"><text:span text:style-name="T3">98,121</text:span></text:p>
        </draw:connector>
        <draw:connector draw:style-name="gr5" draw:text-style-name="P4" draw:layer="layout" draw:type="line" svg:x1="17cm" svg:y1="2.2cm" svg:x2="17.025cm" svg:y2="3.395cm" draw:start-shape="id8" draw:start-glue-point="8" svg:d="M17000 2200l25 1195" svg:viewBox="0 0 26 1196">
          <text:p text:style-name="P1"><text:span text:style-name="T3">142,143</text:span></text:p>
        </draw:connector>
        <draw:connector draw:style-name="gr6" draw:text-style-name="P3" draw:layer="layout" draw:type="curve" draw:line-skew="-0.387cm" svg:x1="3.4cm" svg:y1="1.2cm" svg:x2="5.5cm" svg:y2="1.2cm" draw:start-shape="id3" draw:start-glue-point="4" draw:end-shape="id4" draw:end-glue-point="4" svg:d="M3400 1200c0-1332 2100-1332 2100 0" svg:viewBox="0 0 2101 1000">
          <text:p/>
        </draw:connector>
        <draw:connector draw:style-name="gr6" draw:text-style-name="P3" draw:layer="layout" draw:type="curve" draw:line-skew="-0.387cm" svg:x1="5.5cm" svg:y1="1.2cm" svg:x2="7.2cm" svg:y2="1.2cm" draw:start-shape="id4" draw:start-glue-point="4" draw:end-shape="id5" draw:end-glue-point="4" svg:d="M5500 1200c0-1332 1700-1332 1700 0" svg:viewBox="0 0 1701 1000">
          <text:p/>
        </draw:connector>
        <draw:connector draw:style-name="gr6" draw:text-style-name="P3" draw:layer="layout" draw:type="curve" draw:line-skew="-0.412cm" svg:x1="7.2cm" svg:y1="1.2cm" svg:x2="8.5cm" svg:y2="1.2cm" draw:start-shape="id5" draw:start-glue-point="4" draw:end-shape="id6" draw:end-glue-point="4" svg:d="M7200 1200c0-1369 1300-1369 1300 0" svg:viewBox="0 0 1301 1028">
          <text:p/>
        </draw:connector>
        <draw:connector draw:style-name="gr6" draw:text-style-name="P3" draw:layer="layout" draw:type="curve" draw:line-skew="-0.449cm" svg:x1="8.5cm" svg:y1="1.2cm" svg:x2="12.7cm" svg:y2="1.2cm" draw:start-shape="id6" draw:start-glue-point="4" draw:end-shape="id7" draw:end-glue-point="4" svg:d="M8500 1200c0-1425 4200-1425 4200 0" svg:viewBox="0 0 4201 1070">
          <text:p/>
        </draw:connector>
        <draw:connector draw:style-name="gr6" draw:text-style-name="P3" draw:layer="layout" draw:type="curve" draw:line-skew="-0.449cm" svg:x1="17cm" svg:y1="1.2cm" svg:x2="12.7cm" svg:y2="1.2cm" draw:start-shape="id8" draw:start-glue-point="4" draw:end-shape="id7" draw:end-glue-point="4" svg:d="M17000 1200c0-1425-4300-1425-4300 0" svg:viewBox="0 0 4301 10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20:21:27.180076573</dc:date>
    <dc:creator>Florian Zipser</dc:creator>
    <meta:editing-duration>PT31M40S</meta:editing-duration>
    <meta:editing-cycles>7</meta:editing-cycles>
    <meta:generator>LibreOffice/4.4.2.2$Linux_X86_64 LibreOffice_project/40m0$Build-2</meta:generator>
    <meta:document-statistic meta:object-count="20"/>
  </office:meta>
</office:document-meta>
</file>